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1" fo:language="none" fo:country="none" style:text-underline-style="solid" style:text-underline-width="auto" style:text-underline-color="font-color" style:font-name-asian="Courier New1" style:language-asian="none" style:country-asian="none" style:font-name-complex="Courier New1" style:language-complex="none" style:country-complex="none"/>
    </style:style>
    <style:style style:name="ce1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4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5" style:family="table-cell" style:parent-style-name="Default">
      <style:text-properties fo:color="#ff0000" fo:font-style="italic" fo:font-weight="bold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2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3"/>
          <table:table-cell table:style-name="ce15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tadataDialog.DatabaseLab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deReturnProposal.*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/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/>
        </table:table-row>
        <table:table-row table:style-name="ro2" table:number-rows-repeated="655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1">2007／03／01</text:date>, <text:time>14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16T15:38:52</meta:creation-date>
    <dc:creator>zDevil zhang</dc:creator>
    <dc:date>2007-03-01T14:41:35</dc:date>
    <dc:language>fr-FR</dc:language>
    <meta:editing-cycles>18</meta:editing-cycles>
    <meta:editing-duration>PT1H22M42S</meta:editing-duration>
    <meta:user-defined meta:name="Info 1"/>
    <meta:user-defined meta:name="Info 2"/>
    <meta:user-defined meta:name="Info 3"/>
    <meta:user-defined meta:name="Info 4"/>
    <meta:document-statistic meta:table-count="3" meta:cell-count="29"/>
  </office:meta>
</office:document-meta>
</file>